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Helvetica" svg:font-family="Helvetica, 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Century Schoolbook L" svg:font-family="'Century Schoolbook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358cm" fo:margin-left="-0.159cm" fo:margin-right="-0.199cm" table:align="margins" style:writing-mode="lr-tb"/>
    </style:style>
    <style:style style:name="Tabla1.A" style:family="table-column">
      <style:table-column-properties style:column-width="1.737cm" style:rel-column-width="6560*"/>
    </style:style>
    <style:style style:name="Tabla1.B" style:family="table-column">
      <style:table-column-properties style:column-width="1.921cm" style:rel-column-width="7252*"/>
    </style:style>
    <style:style style:name="Tabla1.C" style:family="table-column">
      <style:table-column-properties style:column-width="0.554cm" style:rel-column-width="2091*"/>
    </style:style>
    <style:style style:name="Tabla1.D" style:family="table-column">
      <style:table-column-properties style:column-width="0.605cm" style:rel-column-width="2281*"/>
    </style:style>
    <style:style style:name="Tabla1.E" style:family="table-column">
      <style:table-column-properties style:column-width="1.291cm" style:rel-column-width="4876*"/>
    </style:style>
    <style:style style:name="Tabla1.G" style:family="table-column">
      <style:table-column-properties style:column-width="0.817cm" style:rel-column-width="3083*"/>
    </style:style>
    <style:style style:name="Tabla1.H" style:family="table-column">
      <style:table-column-properties style:column-width="0.841cm" style:rel-column-width="3177*"/>
    </style:style>
    <style:style style:name="Tabla1.J" style:family="table-column">
      <style:table-column-properties style:column-width="2.237cm" style:rel-column-width="8447*"/>
    </style:style>
    <style:style style:name="Tabla1.K" style:family="table-column">
      <style:table-column-properties style:column-width="4.475cm" style:rel-column-width="16895*"/>
    </style:style>
    <style:style style:name="Tabla1.L" style:family="table-column">
      <style:table-column-properties style:column-width="0.097cm" style:rel-column-width="364*"/>
    </style:style>
    <style:style style:name="Tabla1.M" style:family="table-column">
      <style:table-column-properties style:column-width="0.046cm" style:rel-column-width="174*"/>
    </style:style>
    <style:style style:name="Tabla1.1" style:family="table-row">
      <style:table-row-properties style:min-row-height="0.529cm" style:keep-together="false" fo:keep-together="always"/>
    </style:style>
    <style:style style:name="Tabla1.A1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a1.J1" style:family="table-cell">
      <style:table-cell-properties style:vertical-align="bottom" fo:padding="0cm" fo:border="0.018cm solid #000000" style:writing-mode="lr-tb"/>
    </style:style>
    <style:style style:name="Tabla1.2" style:family="table-row">
      <style:table-row-properties style:min-row-height="0.688cm" style:keep-together="false" fo:keep-together="always"/>
    </style:style>
    <style:style style:name="Tabla1.A2" style:family="table-cell">
      <style:table-cell-properties style:vertical-align="middle" fo:padding="0cm" fo:border-left="0.018cm solid #000000" fo:border-right="none" fo:border-top="none" fo:border-bottom="0.035cm solid #000000" style:writing-mode="lr-tb"/>
    </style:style>
    <style:style style:name="Tabla1.B2" style:family="table-cell">
      <style:table-cell-properties style:vertical-align="middle" fo:padding="0cm" fo:border-left="0.018cm solid #000000" fo:border-right="none" fo:border-top="0.018cm solid #000000" fo:border-bottom="0.035cm solid #000000" style:writing-mode="lr-tb"/>
    </style:style>
    <style:style style:name="Tabla1.C2" style:family="table-cell">
      <style:table-cell-properties style:vertical-align="bottom" fo:padding="0cm" fo:border-left="0.018cm solid #000000" fo:border-right="none" fo:border-top="0.018cm solid #000000" fo:border-bottom="none" style:writing-mode="lr-tb"/>
    </style:style>
    <style:style style:name="Tabla1.H2" style:family="table-cell">
      <style:table-cell-properties style:vertical-align="bottom" fo:padding="0cm" fo:border-left="0.018cm solid #000000" fo:border-right="none" fo:border-top="none" fo:border-bottom="0.018cm solid #000000" style:writing-mode="lr-tb"/>
    </style:style>
    <style:style style:name="Tabla1.H4" style:family="table-cell">
      <style:table-cell-properties style:vertical-align="bottom" fo:padding="0cm" fo:border-left="0.018cm solid #000000" fo:border-right="none" fo:border-top="none" fo:border-bottom="0.035cm solid #000000" style:writing-mode="lr-tb"/>
    </style:style>
    <style:style style:name="Tabla1.J4" style:family="table-cell">
      <style:table-cell-properties style:vertical-align="bottom" fo:padding="0cm" fo:border-left="0.018cm solid #000000" fo:border-right="0.018cm solid #000000" fo:border-top="0.018cm solid #000000" fo:border-bottom="0.035cm solid #000000" style:writing-mode="lr-tb"/>
    </style:style>
    <style:style style:name="Tabla1.5" style:family="table-row">
      <style:table-row-properties style:min-row-height="0.318cm" style:keep-together="false" fo:keep-together="always"/>
    </style:style>
    <style:style style:name="Tabla1.A5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a1.L5" style:family="table-cell">
      <style:table-cell-properties style:vertical-align="top" fo:padding="0cm" fo:border="none" style:writing-mode="lr-tb"/>
    </style:style>
    <style:style style:name="Tabla1.6" style:family="table-row">
      <style:table-row-properties style:min-row-height="0.353cm" style:keep-together="false" fo:keep-together="always"/>
    </style:style>
    <style:style style:name="Tabla1.A6" style:family="table-cell">
      <style:table-cell-properties style:vertical-align="bottom" fo:padding="0cm" fo:border-left="0.018cm solid #000000" fo:border-right="0.018cm solid #000000" fo:border-top="0.018cm solid #000000" fo:border-bottom="none" style:writing-mode="lr-tb"/>
    </style:style>
    <style:style style:name="Tabla1.7" style:family="table-row">
      <style:table-row-properties style:min-row-height="0.45cm" style:keep-together="false" fo:keep-together="always"/>
    </style:style>
    <style:style style:name="Tabla1.A7" style:family="table-cell">
      <style:table-cell-properties style:vertical-align="bottom" fo:padding="0cm" fo:border-left="0.018cm solid #000000" fo:border-right="none" fo:border-top="0.035cm solid #000000" fo:border-bottom="0.018cm solid #000000" style:writing-mode="lr-tb"/>
    </style:style>
    <style:style style:name="Tabla1.K7" style:family="table-cell">
      <style:table-cell-properties style:vertical-align="bottom" fo:padding="0cm" fo:border-left="0.018cm solid #000000" fo:border-right="0.018cm solid #000000" fo:border-top="0.035cm solid #000000" fo:border-bottom="0.018cm solid #000000" style:writing-mode="lr-tb"/>
    </style:style>
    <style:style style:name="Tabla1.8" style:family="table-row">
      <style:table-row-properties style:min-row-height="0.635cm" style:keep-together="false" fo:keep-together="always"/>
    </style:style>
    <style:style style:name="Tabla1.A8" style:family="table-cell">
      <style:table-cell-properties style:vertical-align="bottom" fo:padding="0cm" fo:border-left="0.035cm solid #000000" fo:border-right="none" fo:border-top="none" fo:border-bottom="0.018cm solid #000000" style:writing-mode="lr-tb"/>
    </style:style>
    <style:style style:name="Tabla1.K8" style:family="table-cell">
      <style:table-cell-properties style:vertical-align="bottom" fo:padding="0cm" fo:border-left="0.018cm solid #000000" fo:border-right="0.035cm solid #000000" fo:border-top="none" fo:border-bottom="0.018cm solid #000000" style:writing-mode="lr-tb"/>
    </style:style>
    <style:style style:name="Tabla1.A13" style:family="table-cell">
      <style:table-cell-properties style:vertical-align="bottom" fo:padding="0cm" fo:border-left="0.035cm solid #000000" fo:border-right="none" fo:border-top="none" fo:border-bottom="0.035cm solid #000000" style:writing-mode="lr-tb"/>
    </style:style>
    <style:style style:name="Tabla1.K13" style:family="table-cell">
      <style:table-cell-properties style:vertical-align="bottom" fo:padding="0cm" fo:border-left="0.018cm solid #000000" fo:border-right="0.035cm solid #000000" fo:border-top="none" fo:border-bottom="0.035cm solid #000000" style:writing-mode="lr-tb"/>
    </style:style>
    <style:style style:name="Tabla1.14" style:family="table-row">
      <style:table-row-properties style:min-row-height="0.383cm" style:keep-together="false" fo:keep-together="always"/>
    </style:style>
    <style:style style:name="Tabla1.15" style:family="table-row">
      <style:table-row-properties style:min-row-height="0.476cm" style:keep-together="false" fo:keep-together="always"/>
    </style:style>
    <style:style style:name="Tabla2" style:family="table">
      <style:table-properties style:width="17.358cm" fo:margin-left="-0.159cm" fo:margin-right="-0.199cm" fo:break-before="page" table:align="margins" style:writing-mode="lr-tb"/>
    </style:style>
    <style:style style:name="Tabla2.A" style:family="table-column">
      <style:table-column-properties style:column-width="1.737cm" style:rel-column-width="6560*"/>
    </style:style>
    <style:style style:name="Tabla2.B" style:family="table-column">
      <style:table-column-properties style:column-width="1.921cm" style:rel-column-width="7252*"/>
    </style:style>
    <style:style style:name="Tabla2.C" style:family="table-column">
      <style:table-column-properties style:column-width="0.554cm" style:rel-column-width="2091*"/>
    </style:style>
    <style:style style:name="Tabla2.D" style:family="table-column">
      <style:table-column-properties style:column-width="0.605cm" style:rel-column-width="2281*"/>
    </style:style>
    <style:style style:name="Tabla2.E" style:family="table-column">
      <style:table-column-properties style:column-width="1.291cm" style:rel-column-width="4876*"/>
    </style:style>
    <style:style style:name="Tabla2.G" style:family="table-column">
      <style:table-column-properties style:column-width="0.817cm" style:rel-column-width="3083*"/>
    </style:style>
    <style:style style:name="Tabla2.H" style:family="table-column">
      <style:table-column-properties style:column-width="0.841cm" style:rel-column-width="3177*"/>
    </style:style>
    <style:style style:name="Tabla2.J" style:family="table-column">
      <style:table-column-properties style:column-width="2.237cm" style:rel-column-width="8447*"/>
    </style:style>
    <style:style style:name="Tabla2.K" style:family="table-column">
      <style:table-column-properties style:column-width="4.475cm" style:rel-column-width="16895*"/>
    </style:style>
    <style:style style:name="Tabla2.L" style:family="table-column">
      <style:table-column-properties style:column-width="0.097cm" style:rel-column-width="364*"/>
    </style:style>
    <style:style style:name="Tabla2.M" style:family="table-column">
      <style:table-column-properties style:column-width="0.046cm" style:rel-column-width="174*"/>
    </style:style>
    <style:style style:name="Tabla2.1" style:family="table-row">
      <style:table-row-properties style:min-row-height="0.529cm" style:keep-together="false" fo:keep-together="always"/>
    </style:style>
    <style:style style:name="Tabla2.A1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a2.J1" style:family="table-cell">
      <style:table-cell-properties style:vertical-align="bottom" fo:padding="0cm" fo:border="0.018cm solid #000000" style:writing-mode="lr-tb"/>
    </style:style>
    <style:style style:name="Tabla2.2" style:family="table-row">
      <style:table-row-properties style:min-row-height="0.688cm" style:keep-together="false" fo:keep-together="always"/>
    </style:style>
    <style:style style:name="Tabla2.A2" style:family="table-cell">
      <style:table-cell-properties style:vertical-align="middle" fo:padding="0cm" fo:border-left="0.018cm solid #000000" fo:border-right="none" fo:border-top="none" fo:border-bottom="0.035cm solid #000000" style:writing-mode="lr-tb"/>
    </style:style>
    <style:style style:name="Tabla2.B2" style:family="table-cell">
      <style:table-cell-properties style:vertical-align="middle" fo:padding="0cm" fo:border-left="0.018cm solid #000000" fo:border-right="none" fo:border-top="0.018cm solid #000000" fo:border-bottom="0.035cm solid #000000" style:writing-mode="lr-tb"/>
    </style:style>
    <style:style style:name="Tabla2.C2" style:family="table-cell">
      <style:table-cell-properties style:vertical-align="bottom" fo:padding="0cm" fo:border-left="0.018cm solid #000000" fo:border-right="none" fo:border-top="0.018cm solid #000000" fo:border-bottom="none" style:writing-mode="lr-tb"/>
    </style:style>
    <style:style style:name="Tabla2.H2" style:family="table-cell">
      <style:table-cell-properties style:vertical-align="bottom" fo:padding="0cm" fo:border-left="0.018cm solid #000000" fo:border-right="none" fo:border-top="none" fo:border-bottom="0.018cm solid #000000" style:writing-mode="lr-tb"/>
    </style:style>
    <style:style style:name="Tabla2.H4" style:family="table-cell">
      <style:table-cell-properties style:vertical-align="bottom" fo:padding="0cm" fo:border-left="0.018cm solid #000000" fo:border-right="none" fo:border-top="none" fo:border-bottom="0.035cm solid #000000" style:writing-mode="lr-tb"/>
    </style:style>
    <style:style style:name="Tabla2.J4" style:family="table-cell">
      <style:table-cell-properties style:vertical-align="bottom" fo:padding="0cm" fo:border-left="0.018cm solid #000000" fo:border-right="0.018cm solid #000000" fo:border-top="0.018cm solid #000000" fo:border-bottom="0.035cm solid #000000" style:writing-mode="lr-tb"/>
    </style:style>
    <style:style style:name="Tabla2.5" style:family="table-row">
      <style:table-row-properties style:min-row-height="0.318cm" style:keep-together="false" fo:keep-together="always"/>
    </style:style>
    <style:style style:name="Tabla2.A5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a2.L5" style:family="table-cell">
      <style:table-cell-properties style:vertical-align="top" fo:padding="0cm" fo:border="none" style:writing-mode="lr-tb"/>
    </style:style>
    <style:style style:name="Tabla2.6" style:family="table-row">
      <style:table-row-properties style:min-row-height="0.353cm" style:keep-together="false" fo:keep-together="always"/>
    </style:style>
    <style:style style:name="Tabla2.A6" style:family="table-cell">
      <style:table-cell-properties style:vertical-align="bottom" fo:padding="0cm" fo:border-left="0.018cm solid #000000" fo:border-right="0.018cm solid #000000" fo:border-top="0.018cm solid #000000" fo:border-bottom="none" style:writing-mode="lr-tb"/>
    </style:style>
    <style:style style:name="Tabla2.7" style:family="table-row">
      <style:table-row-properties style:min-row-height="0.45cm" style:keep-together="false" fo:keep-together="always"/>
    </style:style>
    <style:style style:name="Tabla2.A7" style:family="table-cell">
      <style:table-cell-properties style:vertical-align="bottom" fo:padding="0cm" fo:border-left="0.018cm solid #000000" fo:border-right="none" fo:border-top="0.035cm solid #000000" fo:border-bottom="0.018cm solid #000000" style:writing-mode="lr-tb"/>
    </style:style>
    <style:style style:name="Tabla2.K7" style:family="table-cell">
      <style:table-cell-properties style:vertical-align="bottom" fo:padding="0cm" fo:border-left="0.018cm solid #000000" fo:border-right="0.018cm solid #000000" fo:border-top="0.035cm solid #000000" fo:border-bottom="0.018cm solid #000000" style:writing-mode="lr-tb"/>
    </style:style>
    <style:style style:name="Tabla2.8" style:family="table-row">
      <style:table-row-properties style:min-row-height="0.635cm" style:keep-together="false" fo:keep-together="always"/>
    </style:style>
    <style:style style:name="Tabla2.A8" style:family="table-cell">
      <style:table-cell-properties style:vertical-align="bottom" fo:padding="0cm" fo:border-left="0.035cm solid #000000" fo:border-right="none" fo:border-top="none" fo:border-bottom="0.018cm solid #000000" style:writing-mode="lr-tb"/>
    </style:style>
    <style:style style:name="Tabla2.K8" style:family="table-cell">
      <style:table-cell-properties style:vertical-align="bottom" fo:padding="0cm" fo:border-left="0.018cm solid #000000" fo:border-right="0.035cm solid #000000" fo:border-top="none" fo:border-bottom="0.018cm solid #000000" style:writing-mode="lr-tb"/>
    </style:style>
    <style:style style:name="Tabla2.A13" style:family="table-cell">
      <style:table-cell-properties style:vertical-align="bottom" fo:padding="0cm" fo:border-left="0.035cm solid #000000" fo:border-right="none" fo:border-top="none" fo:border-bottom="0.035cm solid #000000" style:writing-mode="lr-tb"/>
    </style:style>
    <style:style style:name="Tabla2.K13" style:family="table-cell">
      <style:table-cell-properties style:vertical-align="bottom" fo:padding="0cm" fo:border-left="0.018cm solid #000000" fo:border-right="0.035cm solid #000000" fo:border-top="none" fo:border-bottom="0.035cm solid #000000" style:writing-mode="lr-tb"/>
    </style:style>
    <style:style style:name="Tabla2.14" style:family="table-row">
      <style:table-row-properties style:min-row-height="0.383cm" style:keep-together="false" fo:keep-together="always"/>
    </style:style>
    <style:style style:name="Tabla2.15" style:family="table-row">
      <style:table-row-properties style:min-row-height="0.476cm" style:keep-together="false" fo:keep-together="always"/>
    </style:style>
    <style:style style:name="P1" style:family="paragraph" style:parent-style-name="Footer">
      <style:paragraph-properties fo:text-align="start" style:justify-single-word="false"/>
      <style:text-properties fo:font-size="8pt" style:font-size-asian="7pt" style:font-size-complex="8pt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-1.005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/>
    </style:style>
    <style:style style:name="P3" style:family="paragraph" style:parent-style-name="Standard">
      <style:paragraph-properties style:snap-to-layout-grid="false"/>
      <style:text-properties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-complex="Arial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-complex="Arial"/>
    </style:style>
    <style:style style:name="P7" style:family="paragraph" style:parent-style-name="Standard">
      <style:paragraph-properties style:snap-to-layout-grid="false"/>
      <style:text-properties fo:font-size="12pt" fo:font-weight="bold" style:font-size-asian="12pt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name-complex="Arial" style:font-weight-complex="bold"/>
    </style:style>
    <style:style style:name="P9" style:family="paragraph" style:parent-style-name="Standard">
      <style:paragraph-properties fo:text-align="end" style:justify-single-word="false" style:snap-to-layout-grid="false"/>
      <style:text-properties fo:color="#000000" style:font-name-complex="Arial"/>
    </style:style>
    <style:style style:name="P10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Header">
      <style:paragraph-properties style:snap-to-layout-grid="false">
        <style:tab-stops/>
      </style:paragraph-properties>
      <style:text-properties style:font-name-complex="Arial"/>
    </style:style>
    <style:style style:name="P15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 style:list-style-name="WW8Num3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 style:list-style-name="WW8Num25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 style:list-style-name="WW8Num2">
      <style:paragraph-properties fo:text-align="justify" style:justify-single-word="false"/>
    </style:style>
    <style:style style:name="P20" style:family="paragraph" style:parent-style-name="Standard" style:list-style-name="WW8Num25">
      <style:paragraph-properties fo:text-align="justify" style:justify-single-word="false"/>
    </style:style>
    <style:style style:name="P21" style:family="paragraph" style:parent-style-name="Standard" style:list-style-name="L1">
      <style:paragraph-properties fo:margin-left="2.54cm" fo:margin-right="0cm" fo:text-indent="-1.588cm" style:auto-text-indent="false">
        <style:tab-stops>
          <style:tab-stop style:position="-1.005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22" style:family="paragraph" style:parent-style-name="Standard" style:list-style-name="L1">
      <style:paragraph-properties fo:margin-left="2.54cm" fo:margin-right="0cm" fo:text-indent="-1.614cm" style:auto-text-indent="false">
        <style:tab-stops>
          <style:tab-stop style:position="-1.005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23" style:family="paragraph" style:parent-style-name="Standard" style:list-style-name="L1">
      <style:paragraph-properties fo:margin-left="1.614cm" fo:margin-right="0cm" fo:text-indent="-0.688cm" style:auto-text-indent="false">
        <style:tab-stops>
          <style:tab-stop style:position="-0.979cm"/>
          <style:tab-stop style:position="-0.953cm"/>
          <style:tab-stop style:position="-0.053cm"/>
          <style:tab-stop style:position="1.77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24" style:family="paragraph" style:parent-style-name="Standard" style:list-style-name="L1">
      <style:paragraph-properties fo:margin-left="1.614cm" fo:margin-right="0cm" fo:text-indent="-0.688cm" style:auto-text-indent="false">
        <style:tab-stops>
          <style:tab-stop style:position="-0.979cm"/>
          <style:tab-stop style:position="-0.953cm"/>
          <style:tab-stop style:position="-0.053cm"/>
          <style:tab-stop style:position="1.773cm"/>
        </style:tab-stops>
      </style:paragraph-properties>
      <style:text-properties style:font-name="Arial" fo:font-size="10pt" fo:font-style="normal" fo:background-color="#ffff00" style:font-size-asian="10pt" style:font-style-asian="normal" style:font-size-complex="10pt" style:font-style-complex="normal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979cm"/>
          <style:tab-stop style:position="-0.953cm"/>
          <style:tab-stop style:position="-0.053cm"/>
          <style:tab-stop style:position="1.77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26" style:family="paragraph" style:parent-style-name="Contents_20_Heading" style:master-page-name="Standard">
      <style:paragraph-properties style:page-number="1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paragraph-properties fo:text-align="justify" style:justify-single-word="false"/>
    </style:style>
    <style:style style:name="P29" style:family="paragraph" style:parent-style-name="Heading_20_2">
      <style:paragraph-properties fo:text-align="justify" style:justify-single-word="false"/>
      <style:text-properties style:font-name="Arial" fo:font-size="10pt" fo:font-weight="normal" style:font-size-asian="10pt" style:font-weight-asian="normal" style:font-name-complex="Arial" style:font-size-complex="10pt"/>
    </style:style>
    <style:style style:name="P30" style:family="paragraph" style:parent-style-name="Heading_20_2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31" style:family="paragraph" style:parent-style-name="Heading_20_2">
      <style:paragraph-properties fo:margin-top="0.423cm" fo:margin-bottom="0.212cm" fo:text-align="justify" style:justify-single-word="false" fo:keep-with-next="always"/>
    </style:style>
    <style:style style:name="P32" style:family="paragraph" style:parent-style-name="Heading_20_7">
      <style:paragraph-properties fo:text-align="start" style:justify-single-word="false" style:snap-to-layout-grid="false"/>
      <style:text-properties style:font-name-complex="Arial"/>
    </style:style>
    <style:style style:name="P33" style:family="paragraph" style:parent-style-name="Heading_20_7">
      <style:paragraph-properties style:snap-to-layout-grid="false"/>
      <style:text-properties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tyle="italic" style:font-style-asian="italic" style:font-name-complex="Arial"/>
    </style:style>
    <style:style style:name="T7" style:family="text">
      <style:text-properties fo:font-size="10pt" fo:font-style="normal" style:font-size-asian="10pt" style:font-style-asian="normal" style:font-name-complex="Arial" style:font-size-complex="10pt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10" style:family="text">
      <style:text-properties fo:font-size="12pt" fo:font-style="normal" style:text-underline-style="solid" style:text-underline-width="auto" style:text-underline-color="font-color" style:font-size-asian="12pt" style:font-style-asian="normal" style:font-name-complex="Arial" style:font-size-complex="12pt" style:font-style-complex="normal"/>
    </style:style>
    <style:style style:name="T11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style:text-underline-style="solid" style:text-underline-width="auto" style:text-underline-color="font-color" style:font-name-asian="DejaVu Sans" style:font-size-asian="12pt" style:font-style-asian="normal" style:font-name-complex="DejaVu Sans" style:font-size-complex="12pt" style:font-style-complex="normal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style:font-name="Courier New" fo:font-size="10pt" fo:font-weight="bold" style:font-name-asian="Times New Roman" style:font-size-asian="10pt" style:font-weight-asian="bold" style:font-name-complex="Courier New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B"/>
        <table:table-column table:style-name="Tabla1.G"/>
        <table:table-column table:style-name="Tabla1.H"/>
        <table:table-column table:style-name="Tabla1.G"/>
        <table:table-column table:style-name="Tabla1.J"/>
        <table:table-column table:style-name="Tabla1.K"/>
        <table:table-column table:style-name="Tabla1.L"/>
        <table:table-column table:style-name="Tabla1.M"/>
        <table:table-row table:style-name="Tabla1.1">
          <table:table-cell table:style-name="Tabla1.A1" office:value-type="string">
            <text:p text:style-name="P3">Tema</text:p>
          </table:table-cell>
          <table:table-cell table:style-name="Tabla1.A1" office:value-type="string">
            <text:p text:style-name="P4">Grupo</text:p>
          </table:table-cell>
          <table:table-cell table:style-name="Tabla1.A1" table:number-columns-spanned="5" office:value-type="string">
            <text:p text:style-name="P4">Ayudante</text:p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4"/>
          </table:table-cell>
          <table:covered-table-cell/>
          <table:table-cell table:style-name="Tabla1.J1" table:number-columns-spanned="3" office:value-type="string">
            <text:p text:style-name="P4">Evaluación Grupal del TP</text:p>
          </table:table-cell>
          <table:covered-table-cell/>
          <table:covered-table-cell/>
          <table:table-cell table:style-name="Tabla1.J1" office:value-type="string">
            <text:p text:style-name="Textformatvorlage"/>
          </table:table-cell>
        </table:table-row>
        <table:table-row table:style-name="Tabla1.2">
          <table:table-cell table:style-name="Tabla1.A2" table:number-rows-spanned="3" office:value-type="string">
            <text:h text:style-name="P32" text:outline-level="7"/>
          </table:table-cell>
          <table:table-cell table:style-name="Tabla1.B2" table:number-rows-spanned="3" office:value-type="string">
            <text:h text:style-name="P33" text:outline-level="7"/>
          </table:table-cell>
          <table:table-cell table:style-name="Tabla1.C2" table:number-rows-spanned="3" table:number-columns-spanned="5" office:value-type="string">
            <text:p text:style-name="P4"><text:s text:c="3"/></text:p>
          </table:table-cell>
          <table:covered-table-cell/>
          <table:covered-table-cell/>
          <table:covered-table-cell/>
          <table:covered-table-cell/>
          <table:table-cell table:style-name="Tabla1.H2" table:number-columns-spanned="2" office:value-type="string">
            <text:p text:style-name="P11">Nota</text:p>
          </table:table-cell>
          <table:covered-table-cell/>
          <table:table-cell table:style-name="Tabla1.J1" table:number-columns-spanned="3" office:value-type="string">
            <text:p text:style-name="P4"><text:s/></text:p>
          </table:table-cell>
          <table:covered-table-cell/>
          <table:covered-table-cell/>
          <table:table-cell table:style-name="Tabla1.J1" office:value-type="string">
            <text:p text:style-name="Textformatvorlage"/>
          </table:table-cell>
        </table:table-row>
        <table:table-row table:style-name="Tabla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2" table:number-columns-spanned="2" office:value-type="string">
            <text:p text:style-name="P3">Fecha</text:p>
          </table:table-cell>
          <table:covered-table-cell/>
          <table:table-cell table:style-name="Tabla1.J1" table:number-columns-spanned="3" office:value-type="string">
            <text:p text:style-name="P4"><text:s/></text:p>
          </table:table-cell>
          <table:covered-table-cell/>
          <table:covered-table-cell/>
          <table:table-cell table:style-name="Tabla1.J1" office:value-type="string">
            <text:p text:style-name="Textformatvorlage"/>
          </table:table-cell>
        </table:table-row>
        <table:table-row table:style-name="Tabla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4" table:number-columns-spanned="2" office:value-type="string">
            <text:p text:style-name="P3">Firma</text:p>
          </table:table-cell>
          <table:covered-table-cell/>
          <table:table-cell table:style-name="Tabla1.J4" table:number-columns-spanned="3" office:value-type="string">
            <text:p text:style-name="P4"><text:s/></text:p>
          </table:table-cell>
          <table:covered-table-cell/>
          <table:covered-table-cell/>
          <table:table-cell table:style-name="Tabla1.J4" office:value-type="string">
            <text:p text:style-name="Textformatvorlage"/>
          </table:table-cell>
        </table:table-row>
        <table:table-row table:style-name="Tabla1.5">
          <table:table-cell table:style-name="Tabla1.A5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L5" table:number-columns-spanned="2" office:value-type="string">
            <text:p text:style-name="P7"/>
          </table:table-cell>
          <table:covered-table-cell/>
        </table:table-row>
        <table:table-row table:style-name="Tabla1.6">
          <table:table-cell table:style-name="Tabla1.A6" table:number-columns-spanned="12" office:value-type="string">
            <text:p text:style-name="P8">Integr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7">
          <table:table-cell table:style-name="Tabla1.A7" office:value-type="string">
            <text:p text:style-name="P3">Padrón</text:p>
          </table:table-cell>
          <table:table-cell table:style-name="Tabla1.A7" table:number-columns-spanned="3" office:value-type="string">
            <text:p text:style-name="P3">Apellido</text:p>
          </table:table-cell>
          <table:covered-table-cell/>
          <table:covered-table-cell/>
          <table:table-cell table:style-name="Tabla1.A7" table:number-columns-spanned="2" office:value-type="string">
            <text:p text:style-name="P3">Nombre</text:p>
          </table:table-cell>
          <table:covered-table-cell/>
          <table:table-cell table:style-name="Tabla1.A7" table:number-columns-spanned="3" office:value-type="string">
            <text:p text:style-name="P3">Asistencia a Entrega</text:p>
          </table:table-cell>
          <table:covered-table-cell/>
          <table:covered-table-cell/>
          <table:table-cell table:style-name="Tabla1.A7" office:value-type="string">
            <text:p text:style-name="P3">Asistencia a Revisión</text:p>
          </table:table-cell>
          <table:table-cell table:style-name="Tabla1.K7" table:number-columns-spanned="2" office:value-type="string">
            <text:p text:style-name="P3">Evaluación Individual Final</text:p>
          </table:table-cell>
          <table:covered-table-cell/>
          <table:table-cell table:style-name="Tabla1.K7" office:value-type="string">
            <text:p text:style-name="Textformatvorlage"/>
          </table:table-cell>
        </table:table-row>
        <table:table-row table:style-name="Tabla1.8">
          <table:table-cell table:style-name="Tabla1.A8" office:value-type="string">
            <text:p text:style-name="Standard">79742</text:p>
          </table:table-cell>
          <table:table-cell table:style-name="Tabla1.H2" table:number-columns-spanned="3" office:value-type="string">
            <text:p text:style-name="Standard">ABITANTE </text:p>
          </table:table-cell>
          <table:covered-table-cell/>
          <table:covered-table-cell/>
          <table:table-cell table:style-name="Tabla1.H2" table:number-columns-spanned="2" office:value-type="string">
            <text:p text:style-name="Standard">CARLOS ALBERTO</text:p>
          </table:table-cell>
          <table:covered-table-cell/>
          <table:table-cell table:style-name="Tabla1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1.H2" office:value-type="string">
            <text:p text:style-name="P5"/>
          </table:table-cell>
          <table:table-cell table:style-name="Tabla1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Standard">87480</text:p>
          </table:table-cell>
          <table:table-cell table:style-name="Tabla1.H2" table:number-columns-spanned="3" office:value-type="string">
            <text:p text:style-name="Standard">BARBIERI </text:p>
          </table:table-cell>
          <table:covered-table-cell/>
          <table:covered-table-cell/>
          <table:table-cell table:style-name="Tabla1.H2" table:number-columns-spanned="2" office:value-type="string">
            <text:p text:style-name="Standard">ALEJANDRO ENRIQUE </text:p>
          </table:table-cell>
          <table:covered-table-cell/>
          <table:table-cell table:style-name="Tabla1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1.H2" office:value-type="string">
            <text:p text:style-name="P5"/>
          </table:table-cell>
          <table:table-cell table:style-name="Tabla1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Standard">86902</text:p>
          </table:table-cell>
          <table:table-cell table:style-name="Tabla1.H2" table:number-columns-spanned="3" office:value-type="string">
            <text:p text:style-name="Standard">DE CARIA</text:p>
          </table:table-cell>
          <table:covered-table-cell/>
          <table:covered-table-cell/>
          <table:table-cell table:style-name="Tabla1.H2" table:number-columns-spanned="2" office:value-type="string">
            <text:p text:style-name="Standard">LEONARDO ARIEL</text:p>
          </table:table-cell>
          <table:covered-table-cell/>
          <table:table-cell table:style-name="Tabla1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1.H2" office:value-type="string">
            <text:p text:style-name="P5"/>
          </table:table-cell>
          <table:table-cell table:style-name="Tabla1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Standard">88300</text:p>
          </table:table-cell>
          <table:table-cell table:style-name="Tabla1.H2" table:number-columns-spanned="3" office:value-type="string">
            <text:p text:style-name="Standard">GARBARINI</text:p>
          </table:table-cell>
          <table:covered-table-cell/>
          <table:covered-table-cell/>
          <table:table-cell table:style-name="Tabla1.H2" table:number-columns-spanned="2" office:value-type="string">
            <text:p text:style-name="Standard">LUCÍA CAROLINA</text:p>
          </table:table-cell>
          <table:covered-table-cell/>
          <table:table-cell table:style-name="Tabla1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1.H2" office:value-type="string">
            <text:p text:style-name="P5"/>
          </table:table-cell>
          <table:table-cell table:style-name="Tabla1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Standard">84315</text:p>
          </table:table-cell>
          <table:table-cell table:style-name="Tabla1.H2" table:number-columns-spanned="3" office:value-type="string">
            <text:p text:style-name="Standard">SANTOS</text:p>
          </table:table-cell>
          <table:covered-table-cell/>
          <table:covered-table-cell/>
          <table:table-cell table:style-name="Tabla1.H2" table:number-columns-spanned="2" office:value-type="string">
            <text:p text:style-name="Standard">EMILIO ALBERTO</text:p>
          </table:table-cell>
          <table:covered-table-cell/>
          <table:table-cell table:style-name="Tabla1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1.H2" office:value-type="string">
            <text:p text:style-name="P5"/>
          </table:table-cell>
          <table:table-cell table:style-name="Tabla1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8">
          <table:table-cell table:style-name="Tabla1.A13" office:value-type="string">
            <text:p text:style-name="Standard">89380</text:p>
          </table:table-cell>
          <table:table-cell table:style-name="Tabla1.H4" table:number-columns-spanned="3" office:value-type="string">
            <text:p text:style-name="Standard">VILLANUEVA</text:p>
          </table:table-cell>
          <table:covered-table-cell/>
          <table:covered-table-cell/>
          <table:table-cell table:style-name="Tabla1.H4" table:number-columns-spanned="2" office:value-type="string">
            <text:p text:style-name="Standard">AMALIA MERCEDES</text:p>
          </table:table-cell>
          <table:covered-table-cell/>
          <table:table-cell table:style-name="Tabla1.H4" table:number-columns-spanned="3" office:value-type="string">
            <text:p text:style-name="P5"/>
          </table:table-cell>
          <table:covered-table-cell/>
          <table:covered-table-cell/>
          <table:table-cell table:style-name="Tabla1.H4" office:value-type="string">
            <text:p text:style-name="P5"/>
          </table:table-cell>
          <table:table-cell table:style-name="Tabla1.K1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1.14">
          <table:table-cell table:style-name="Tabla1.A6" table:number-columns-spanned="12" office:value-type="string">
            <text:p text:style-name="P10">Evaluación Grupal de la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>Aprobada</text:p>
          </table:table-cell>
          <table:covered-table-cell/>
          <table:table-cell table:style-name="Tabla1.C2" office:value-type="string">
            <text:p text:style-name="P5">Se Debe Rehacer</text:p>
          </table:table-cell>
          <table:table-cell table:style-name="Tabla1.C2" table:number-columns-spanned="2" office:value-type="string">
            <text:p text:style-name="P5">No Entrega</text:p>
          </table:table-cell>
          <table:covered-table-cell/>
          <table:table-cell table:style-name="Tabla1.A6" table:number-columns-spanned="4" office:value-type="string">
            <text:p text:style-name="P5"><text:s/>Observaciones</text:p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Presentación 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Hipótesis Planteadas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Diagrama de Procesos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14">Comandos: <text:s text:c="11"/>fepini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6">feponio</text:p>
          </table:table-cell>
          <table:covered-table-cell/>
          <table:covered-table-cell/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C2" office:value-type="string">
            <text:p text:style-name="P6"/>
          </table:table-cell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6">feprima</text:p>
          </table:table-cell>
          <table:covered-table-cell/>
          <table:covered-table-cell/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C2" office:value-type="string">
            <text:p text:style-name="P6"/>
          </table:table-cell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6">fepago</text:p>
          </table:table-cell>
          <table:covered-table-cell/>
          <table:covered-table-cell/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C2" office:value-type="string">
            <text:p text:style-name="P6"/>
          </table:table-cell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6">feplist</text:p>
          </table:table-cell>
          <table:covered-table-cell/>
          <table:covered-table-cell/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C2" office:value-type="string">
            <text:p text:style-name="P6"/>
          </table:table-cell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9">glog, mover, startfe, stopfe</text:p>
          </table:table-cell>
          <table:covered-table-cell/>
          <table:covered-table-cell/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C2" office:value-type="string">
            <text:p text:style-name="P6"/>
          </table:table-cell>
          <table:table-cell table:style-name="Tabla1.C2" table:number-columns-spanned="2" office:value-type="string">
            <text:p text:style-name="P6"/>
          </table:table-cell>
          <table:covered-table-cell/>
          <table:table-cell table:style-name="Tabla1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Comandos Auxiliares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Archivos Auxiliares 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Problemas Relevantes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>Hoja de Ruta</text:p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C2" table:number-columns-spanned="3" office:value-type="string">
            <text:p text:style-name="P5"/>
          </table:table-cell>
          <table:covered-table-cell/>
          <table:covered-table-cell/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C2" office:value-type="string">
            <text:p text:style-name="P5"/>
          </table:table-cell>
          <table:table-cell table:style-name="Tabla1.C2" table:number-columns-spanned="2" office:value-type="string">
            <text:p text:style-name="P5"/>
          </table:table-cell>
          <table:covered-table-cell/>
          <table:table-cell table:style-name="Tabla1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A6" office:value-type="string">
            <text:p text:style-name="Textformatvorlage"/>
          </table:table-cell>
        </table:table-row>
        <table:table-row table:style-name="Tabla1.15">
          <table:table-cell table:style-name="Tabla1.A1" table:number-columns-spanned="3" office:value-type="string">
            <text:p text:style-name="P5">Funcionamiento General </text:p>
          </table:table-cell>
          <table:covered-table-cell/>
          <table:covered-table-cell/>
          <table:table-cell table:style-name="Tabla1.A1" table:number-columns-spanned="2" office:value-type="string">
            <text:p text:style-name="P5"/>
          </table:table-cell>
          <table:covered-table-cell/>
          <table:table-cell table:style-name="Tabla1.A1" office:value-type="string">
            <text:p text:style-name="P5"/>
          </table:table-cell>
          <table:table-cell table:style-name="Tabla1.A1" table:number-columns-spanned="2" office:value-type="string">
            <text:p text:style-name="P5"/>
          </table:table-cell>
          <table:covered-table-cell/>
          <table:table-cell table:style-name="Tabla1.J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1.J1" office:value-type="string">
            <text:p text:style-name="Textformatvorlage"/>
          </table:table-cell>
        </table:table-row>
      </table:table>
      <text:p text:style-name="TITULOS"><text:span text:style-name="titulo2"><text:span text:style-name="T13"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B"/>
        <table:table-column table:style-name="Tabla2.G"/>
        <table:table-column table:style-name="Tabla2.H"/>
        <table:table-column table:style-name="Tabla2.G"/>
        <table:table-column table:style-name="Tabla2.J"/>
        <table:table-column table:style-name="Tabla2.K"/>
        <table:table-column table:style-name="Tabla2.L"/>
        <table:table-column table:style-name="Tabla2.M"/>
        <table:table-row table:style-name="Tabla2.1">
          <table:table-cell table:style-name="Tabla2.A1" office:value-type="string">
            <text:p text:style-name="P3">Tema</text:p>
          </table:table-cell>
          <table:table-cell table:style-name="Tabla2.A1" office:value-type="string">
            <text:p text:style-name="P4">Grupo</text:p>
          </table:table-cell>
          <table:table-cell table:style-name="Tabla2.A1" table:number-columns-spanned="5" office:value-type="string">
            <text:p text:style-name="P4">Ayudante</text:p>
          </table:table-cell>
          <table:covered-table-cell/>
          <table:covered-table-cell/>
          <table:covered-table-cell/>
          <table:covered-table-cell/>
          <table:table-cell table:style-name="Tabla2.A1" table:number-columns-spanned="2" office:value-type="string">
            <text:p text:style-name="P4"/>
          </table:table-cell>
          <table:covered-table-cell/>
          <table:table-cell table:style-name="Tabla2.J1" table:number-columns-spanned="3" office:value-type="string">
            <text:p text:style-name="P4">Evaluación Grupal del TP</text:p>
          </table:table-cell>
          <table:covered-table-cell/>
          <table:covered-table-cell/>
          <table:table-cell table:style-name="Tabla2.J1" office:value-type="string">
            <text:p text:style-name="Textformatvorlage"/>
          </table:table-cell>
        </table:table-row>
        <table:table-row table:style-name="Tabla2.2">
          <table:table-cell table:style-name="Tabla2.A2" table:number-rows-spanned="3" office:value-type="string">
            <text:h text:style-name="P32" text:outline-level="7"/>
          </table:table-cell>
          <table:table-cell table:style-name="Tabla2.B2" table:number-rows-spanned="3" office:value-type="string">
            <text:h text:style-name="P33" text:outline-level="7"/>
          </table:table-cell>
          <table:table-cell table:style-name="Tabla2.C2" table:number-rows-spanned="3" table:number-columns-spanned="5" office:value-type="string">
            <text:p text:style-name="P4"><text:s text:c="3"/></text:p>
          </table:table-cell>
          <table:covered-table-cell/>
          <table:covered-table-cell/>
          <table:covered-table-cell/>
          <table:covered-table-cell/>
          <table:table-cell table:style-name="Tabla2.H2" table:number-columns-spanned="2" office:value-type="string">
            <text:p text:style-name="P11">Nota</text:p>
          </table:table-cell>
          <table:covered-table-cell/>
          <table:table-cell table:style-name="Tabla2.J1" table:number-columns-spanned="3" office:value-type="string">
            <text:p text:style-name="P4"><text:s/></text:p>
          </table:table-cell>
          <table:covered-table-cell/>
          <table:covered-table-cell/>
          <table:table-cell table:style-name="Tabla2.J1" office:value-type="string">
            <text:p text:style-name="Textformatvorlage"/>
          </table:table-cell>
        </table:table-row>
        <table:table-row table:style-name="Tabla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2" table:number-columns-spanned="2" office:value-type="string">
            <text:p text:style-name="P3">Fecha</text:p>
          </table:table-cell>
          <table:covered-table-cell/>
          <table:table-cell table:style-name="Tabla2.J1" table:number-columns-spanned="3" office:value-type="string">
            <text:p text:style-name="P4"><text:s/></text:p>
          </table:table-cell>
          <table:covered-table-cell/>
          <table:covered-table-cell/>
          <table:table-cell table:style-name="Tabla2.J1" office:value-type="string">
            <text:p text:style-name="Textformatvorlage"/>
          </table:table-cell>
        </table:table-row>
        <table:table-row table:style-name="Tabla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4" table:number-columns-spanned="2" office:value-type="string">
            <text:p text:style-name="P3">Firma</text:p>
          </table:table-cell>
          <table:covered-table-cell/>
          <table:table-cell table:style-name="Tabla2.J4" table:number-columns-spanned="3" office:value-type="string">
            <text:p text:style-name="P4"><text:s/></text:p>
          </table:table-cell>
          <table:covered-table-cell/>
          <table:covered-table-cell/>
          <table:table-cell table:style-name="Tabla2.J4" office:value-type="string">
            <text:p text:style-name="Textformatvorlage"/>
          </table:table-cell>
        </table:table-row>
        <table:table-row table:style-name="Tabla2.5">
          <table:table-cell table:style-name="Tabla2.A5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L5" table:number-columns-spanned="2" office:value-type="string">
            <text:p text:style-name="P7"/>
          </table:table-cell>
          <table:covered-table-cell/>
        </table:table-row>
        <table:table-row table:style-name="Tabla2.6">
          <table:table-cell table:style-name="Tabla2.A6" table:number-columns-spanned="12" office:value-type="string">
            <text:p text:style-name="P8">Integr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7">
          <table:table-cell table:style-name="Tabla2.A7" office:value-type="string">
            <text:p text:style-name="P3">Padrón</text:p>
          </table:table-cell>
          <table:table-cell table:style-name="Tabla2.A7" table:number-columns-spanned="3" office:value-type="string">
            <text:p text:style-name="P3">Apellido</text:p>
          </table:table-cell>
          <table:covered-table-cell/>
          <table:covered-table-cell/>
          <table:table-cell table:style-name="Tabla2.A7" table:number-columns-spanned="2" office:value-type="string">
            <text:p text:style-name="P3">Nombre</text:p>
          </table:table-cell>
          <table:covered-table-cell/>
          <table:table-cell table:style-name="Tabla2.A7" table:number-columns-spanned="3" office:value-type="string">
            <text:p text:style-name="P3">Asistencia a Entrega</text:p>
          </table:table-cell>
          <table:covered-table-cell/>
          <table:covered-table-cell/>
          <table:table-cell table:style-name="Tabla2.A7" office:value-type="string">
            <text:p text:style-name="P3">Asistencia a Revisión</text:p>
          </table:table-cell>
          <table:table-cell table:style-name="Tabla2.K7" table:number-columns-spanned="2" office:value-type="string">
            <text:p text:style-name="P3">Evaluación Individual Final</text:p>
          </table:table-cell>
          <table:covered-table-cell/>
          <table:table-cell table:style-name="Tabla2.K7" office:value-type="string">
            <text:p text:style-name="Textformatvorlage"/>
          </table:table-cell>
        </table:table-row>
        <table:table-row table:style-name="Tabla2.8">
          <table:table-cell table:style-name="Tabla2.A8" office:value-type="string">
            <text:p text:style-name="Standard">79742</text:p>
          </table:table-cell>
          <table:table-cell table:style-name="Tabla2.H2" table:number-columns-spanned="3" office:value-type="string">
            <text:p text:style-name="Standard">ABITANTE </text:p>
          </table:table-cell>
          <table:covered-table-cell/>
          <table:covered-table-cell/>
          <table:table-cell table:style-name="Tabla2.H2" table:number-columns-spanned="2" office:value-type="string">
            <text:p text:style-name="Standard">CARLOS ALBERTO</text:p>
          </table:table-cell>
          <table:covered-table-cell/>
          <table:table-cell table:style-name="Tabla2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2.H2" office:value-type="string">
            <text:p text:style-name="P5"/>
          </table:table-cell>
          <table:table-cell table:style-name="Tabla2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2.8">
          <table:table-cell table:style-name="Tabla2.A8" office:value-type="string">
            <text:p text:style-name="Standard">87480</text:p>
          </table:table-cell>
          <table:table-cell table:style-name="Tabla2.H2" table:number-columns-spanned="3" office:value-type="string">
            <text:p text:style-name="Standard">BARBIERI </text:p>
          </table:table-cell>
          <table:covered-table-cell/>
          <table:covered-table-cell/>
          <table:table-cell table:style-name="Tabla2.H2" table:number-columns-spanned="2" office:value-type="string">
            <text:p text:style-name="Standard">ALEJANDRO ENRIQUE </text:p>
          </table:table-cell>
          <table:covered-table-cell/>
          <table:table-cell table:style-name="Tabla2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2.H2" office:value-type="string">
            <text:p text:style-name="P5"/>
          </table:table-cell>
          <table:table-cell table:style-name="Tabla2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2.8">
          <table:table-cell table:style-name="Tabla2.A8" office:value-type="string">
            <text:p text:style-name="Standard">86902</text:p>
          </table:table-cell>
          <table:table-cell table:style-name="Tabla2.H2" table:number-columns-spanned="3" office:value-type="string">
            <text:p text:style-name="Standard">DE CARIA</text:p>
          </table:table-cell>
          <table:covered-table-cell/>
          <table:covered-table-cell/>
          <table:table-cell table:style-name="Tabla2.H2" table:number-columns-spanned="2" office:value-type="string">
            <text:p text:style-name="Standard">LEONARDO ARIEL</text:p>
          </table:table-cell>
          <table:covered-table-cell/>
          <table:table-cell table:style-name="Tabla2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2.H2" office:value-type="string">
            <text:p text:style-name="P5"/>
          </table:table-cell>
          <table:table-cell table:style-name="Tabla2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2.8">
          <table:table-cell table:style-name="Tabla2.A8" office:value-type="string">
            <text:p text:style-name="Standard">88300</text:p>
          </table:table-cell>
          <table:table-cell table:style-name="Tabla2.H2" table:number-columns-spanned="3" office:value-type="string">
            <text:p text:style-name="Standard">GARBARINI</text:p>
          </table:table-cell>
          <table:covered-table-cell/>
          <table:covered-table-cell/>
          <table:table-cell table:style-name="Tabla2.H2" table:number-columns-spanned="2" office:value-type="string">
            <text:p text:style-name="Standard">LUCÍA CAROLINA</text:p>
          </table:table-cell>
          <table:covered-table-cell/>
          <table:table-cell table:style-name="Tabla2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2.H2" office:value-type="string">
            <text:p text:style-name="P5"/>
          </table:table-cell>
          <table:table-cell table:style-name="Tabla2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2.8">
          <table:table-cell table:style-name="Tabla2.A8" office:value-type="string">
            <text:p text:style-name="Standard">84315</text:p>
          </table:table-cell>
          <table:table-cell table:style-name="Tabla2.H2" table:number-columns-spanned="3" office:value-type="string">
            <text:p text:style-name="Standard">SANTOS</text:p>
          </table:table-cell>
          <table:covered-table-cell/>
          <table:covered-table-cell/>
          <table:table-cell table:style-name="Tabla2.H2" table:number-columns-spanned="2" office:value-type="string">
            <text:p text:style-name="Standard">EMILIO ALBERTO</text:p>
          </table:table-cell>
          <table:covered-table-cell/>
          <table:table-cell table:style-name="Tabla2.H2" table:number-columns-spanned="3" office:value-type="string">
            <text:p text:style-name="P5"><text:s/></text:p>
          </table:table-cell>
          <table:covered-table-cell/>
          <table:covered-table-cell/>
          <table:table-cell table:style-name="Tabla2.H2" office:value-type="string">
            <text:p text:style-name="P5"/>
          </table:table-cell>
          <table:table-cell table:style-name="Tabla2.K8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2.8">
          <table:table-cell table:style-name="Tabla2.A13" office:value-type="string">
            <text:p text:style-name="Standard">89380</text:p>
          </table:table-cell>
          <table:table-cell table:style-name="Tabla2.H4" table:number-columns-spanned="3" office:value-type="string">
            <text:p text:style-name="Standard">VILLANUEVA</text:p>
          </table:table-cell>
          <table:covered-table-cell/>
          <table:covered-table-cell/>
          <table:table-cell table:style-name="Tabla2.H4" table:number-columns-spanned="2" office:value-type="string">
            <text:p text:style-name="Standard">AMALIA MERCEDES</text:p>
          </table:table-cell>
          <table:covered-table-cell/>
          <table:table-cell table:style-name="Tabla2.H4" table:number-columns-spanned="3" office:value-type="string">
            <text:p text:style-name="P5"/>
          </table:table-cell>
          <table:covered-table-cell/>
          <table:covered-table-cell/>
          <table:table-cell table:style-name="Tabla2.H4" office:value-type="string">
            <text:p text:style-name="P5"/>
          </table:table-cell>
          <table:table-cell table:style-name="Tabla2.K1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2.14">
          <table:table-cell table:style-name="Tabla2.A6" table:number-columns-spanned="12" office:value-type="string">
            <text:p text:style-name="P10">Evaluación Grupal de la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>Aprobada</text:p>
          </table:table-cell>
          <table:covered-table-cell/>
          <table:table-cell table:style-name="Tabla2.C2" office:value-type="string">
            <text:p text:style-name="P5">Se Debe Rehacer</text:p>
          </table:table-cell>
          <table:table-cell table:style-name="Tabla2.C2" table:number-columns-spanned="2" office:value-type="string">
            <text:p text:style-name="P5">No Entrega</text:p>
          </table:table-cell>
          <table:covered-table-cell/>
          <table:table-cell table:style-name="Tabla2.A6" table:number-columns-spanned="4" office:value-type="string">
            <text:p text:style-name="P5"><text:s/>Observaciones</text:p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Presentación 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Hipótesis Planteadas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Diagrama de Procesos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14">Comandos: <text:s text:c="11"/>fepini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6">feponio</text:p>
          </table:table-cell>
          <table:covered-table-cell/>
          <table:covered-table-cell/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C2" office:value-type="string">
            <text:p text:style-name="P6"/>
          </table:table-cell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6">feprima</text:p>
          </table:table-cell>
          <table:covered-table-cell/>
          <table:covered-table-cell/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C2" office:value-type="string">
            <text:p text:style-name="P6"/>
          </table:table-cell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6">fepago</text:p>
          </table:table-cell>
          <table:covered-table-cell/>
          <table:covered-table-cell/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C2" office:value-type="string">
            <text:p text:style-name="P6"/>
          </table:table-cell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6">feplist</text:p>
          </table:table-cell>
          <table:covered-table-cell/>
          <table:covered-table-cell/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C2" office:value-type="string">
            <text:p text:style-name="P6"/>
          </table:table-cell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9">glog, mover, startfe, stopfe</text:p>
          </table:table-cell>
          <table:covered-table-cell/>
          <table:covered-table-cell/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C2" office:value-type="string">
            <text:p text:style-name="P6"/>
          </table:table-cell>
          <table:table-cell table:style-name="Tabla2.C2" table:number-columns-spanned="2" office:value-type="string">
            <text:p text:style-name="P6"/>
          </table:table-cell>
          <table:covered-table-cell/>
          <table:table-cell table:style-name="Tabla2.A6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Comandos Auxiliares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Archivos Auxiliares 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Problemas Relevantes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>Hoja de Ruta</text:p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C2" table:number-columns-spanned="3" office:value-type="string">
            <text:p text:style-name="P5"/>
          </table:table-cell>
          <table:covered-table-cell/>
          <table:covered-table-cell/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C2" office:value-type="string">
            <text:p text:style-name="P5"/>
          </table:table-cell>
          <table:table-cell table:style-name="Tabla2.C2" table:number-columns-spanned="2" office:value-type="string">
            <text:p text:style-name="P5"/>
          </table:table-cell>
          <table:covered-table-cell/>
          <table:table-cell table:style-name="Tabla2.A6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A6" office:value-type="string">
            <text:p text:style-name="Textformatvorlage"/>
          </table:table-cell>
        </table:table-row>
        <table:table-row table:style-name="Tabla2.15">
          <table:table-cell table:style-name="Tabla2.A1" table:number-columns-spanned="3" office:value-type="string">
            <text:p text:style-name="P5">Funcionamiento General </text:p>
          </table:table-cell>
          <table:covered-table-cell/>
          <table:covered-table-cell/>
          <table:table-cell table:style-name="Tabla2.A1" table:number-columns-spanned="2" office:value-type="string">
            <text:p text:style-name="P5"/>
          </table:table-cell>
          <table:covered-table-cell/>
          <table:table-cell table:style-name="Tabla2.A1" office:value-type="string">
            <text:p text:style-name="P5"/>
          </table:table-cell>
          <table:table-cell table:style-name="Tabla2.A1" table:number-columns-spanned="2" office:value-type="string">
            <text:p text:style-name="P5"/>
          </table:table-cell>
          <table:covered-table-cell/>
          <table:table-cell table:style-name="Tabla2.J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a2.J1" office:value-type="string">
            <text:p text:style-name="Textformatvorlage"/>
          </table:table-cell>
        </table:table-row>
      </table:table>
      <text:p text:style-name="Standard"/>
      <text:table-of-content text:style-name="Sect1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6">Índice</text:p>
          </text:index-title>
          <text:p text:style-name="P12">Hipótesis y supuestos<text:tab/>2</text:p>
          <text:p text:style-name="P13">Instalar.sh<text:tab/>2</text:p>
          <text:p text:style-name="P13">Fepini.sh <text:tab/>2</text:p>
          <text:p text:style-name="P13">Feponio.sh <text:tab/>2</text:p>
          <text:p text:style-name="P13">Mover.sh <text:tab/>2</text:p>
          <text:p text:style-name="P12">Problemas relevantes<text:tab/>3</text:p>
          <text:p text:style-name="P12">Archivo README<text:tab/>4</text:p>
          <text:p text:style-name="P13">Pasos de la instalación del tp<text:tab/>4</text:p>
          <text:p text:style-name="P12">Diagrama de Procesos<text:tab/>5</text:p>
          <text:p text:style-name="P12">Hoja de Ruta para la Correción<text:tab/>6</text:p>
          <text:p text:style-name="P12">Comandos solicitados<text:tab/>7</text:p>
          <text:p text:style-name="P12">Comandos Auxiliares<text:tab/>8</text:p>
          <text:p text:style-name="P12">Archivos Auxiliares<text:tab/>9</text:p>
          <text:p text:style-name="P12">Apéndice<text:tab/>10</text:p>
        </text:index-body>
      </text:table-of-content>
      <text:p text:style-name="Contents_20_Heading"><text:span text:style-name="titulo2"><text:span text:style-name="T1"/></text:span></text:p>
      <text:p text:style-name="TITULOS"><text:span text:style-name="titulo2"><text:span text:style-name="T1"/></text:span></text:p>
      <text:p text:style-name="P26">Índice</text:p>
      <text:p text:style-name="P12">Hipótesis y supuestos<text:tab/>2</text:p>
      <text:p text:style-name="P13">Instalar.sh<text:tab/>2</text:p>
      <text:p text:style-name="P13">Fepini.sh <text:tab/>2</text:p>
      <text:p text:style-name="P13">Feponio.sh <text:tab/>2</text:p>
      <text:p text:style-name="P13">Mover.sh <text:tab/>2</text:p>
      <text:p text:style-name="P12">Problemas relevantes<text:tab/>3</text:p>
      <text:p text:style-name="P12">Archivo README<text:tab/>4</text:p>
      <text:p text:style-name="P13">Pasos de la instalación del tp<text:tab/>4</text:p>
      <text:p text:style-name="P12">Diagrama de Procesos<text:tab/>5</text:p>
      <text:p text:style-name="P12">Hoja de Ruta para la Correción<text:tab/>6</text:p>
      <text:p text:style-name="P12">Comandos solicitados<text:tab/>7</text:p>
      <text:p text:style-name="P12">Comandos Auxiliares<text:tab/>8</text:p>
      <text:p text:style-name="P12">Archivos Auxiliares<text:tab/>9</text:p>
      <text:p text:style-name="P12">Apéndice<text:tab/>10</text:p>
      <text:p text:style-name="TITULOS"><text:span text:style-name="titulo2"><text:span text:style-name="T1"/></text:span></text:p>
      <text:p text:style-name="TITULOS"><text:span text:style-name="titulo2"><text:span text:style-name="T1"/></text:span></text:p>
      <text:p text:style-name="TITULOS"><text:span text:style-name="titulo2"><text:span text:style-name="T1"/></text:span></text:p>
      <text:h text:style-name="P27" text:outline-level="1"><text:span text:style-name="titulo2"><text:span text:style-name="T1">Hipótesis y supuestos</text:span></text:span></text:h>
      <text:h text:style-name="Heading_20_2" text:outline-level="2"><text:span text:style-name="subtitulo_20_1"><text:span text:style-name="T11">Instalar.sh</text:span></text:span></text:h>
      <text:list xml:id="list695468078" text:style-name="WW8Num2">
        <text:list-item>
          <text:p text:style-name="P15">Instalar.sh tiene permisos de ejecución.</text:p>
        </text:list-item>
        <text:list-item>
          <text:p text:style-name="P15">El archivo instalar.sh se encuentra en el directorio /home/user/grupo05, al igual que todo el contenido del archivo TP.tar.gz</text:p>
        </text:list-item>
        <text:list-item>
          <text:p text:style-name="P15"><text:span text:style-name="titulo2"><text:span text:style-name="T2">El instalador se ejecuta desde consola, escribiendo en el directorio mencionado anteriormente . ./instalar.sh</text:span></text:span></text:p>
        </text:list-item>
      </text:list>
      <text:h text:style-name="P28" text:outline-level="2"><text:span text:style-name="subtitulo_20_1"><text:span text:style-name="T9">Fepini.sh</text:span></text:span><text:span text:style-name="subtitulo_20_1"><text:span text:style-name="T8"><text:tab/></text:span></text:span></text:h>
      <text:list xml:id="list2143875787" text:continue-list="list695468078" text:style-name="WW8Num3">
        <text:list-item>
          <text:p text:style-name="P16"><text:span text:style-name="T5">La ejecución del comando se inicia desde consola con </text:span><text:span text:style-name="T6">. fepini.sh</text:span><text:span text:style-name="T5">. Esto es así para que se puedan setear correctamente las variables de ambiente.</text:span></text:p>
        </text:list-item>
        <text:list-item>
          <text:p text:style-name="P16">Las variables que setea fepini.sh, no son modificadas por el usuario, mientras se ejecuten comandos del tp.</text:p>
        </text:list-item>
      </text:list>
      <text:h text:style-name="P28" text:outline-level="2"><text:span text:style-name="subtitulo_20_1"><text:span text:style-name="T9">Feponio.sh</text:span></text:span><text:span text:style-name="subtitulo_20_1"><text:span text:style-name="T8"><text:tab/></text:span></text:span></text:h>
      <text:list xml:id="list195019822" text:continue-list="list2143875787" text:style-name="WW8Num2">
        <text:list-item>
          <text:p text:style-name="P15">El nombre de las facturas electrónicas que se encuentran en el directorio Arribos deben ser de 14 dígitos según el &lt;CAE&gt;. Es decir, que solo serán aceptados los nombres que tengan una longitud de 14 caracteres del 0 al 9.</text:p>
        </text:list-item>
        <text:list-item>
          <text:p text:style-name="P19"><text:span text:style-name="titulo2"><text:span text:style-name="T2">Se ejecutará feponio.sh <text:s/>el &amp;(</text:span></text:span><text:bookmark text:name="search"/><text:span text:style-name="Emphasis"><text:span text:style-name="T4">ampersand</text:span></text:span><text:span text:style-name="titulo2"><text:span text:style-name="T3">) ya que por ser un demonio debe lanzarse y correr en “background”.</text:span></text:span></text:p>
        </text:list-item>
      </text:list>
      <text:p text:style-name="P18"><text:span text:style-name="titulo2"><text:span text:style-name="T3"/></text:span></text:p>
      <text:h text:style-name="P31" text:outline-level="2"><text:span text:style-name="subtitulo_20_1"><text:span text:style-name="T12">Feprima.sh</text:span></text:span></text:h>
      <text:list xml:id="list1802653247" text:continue-numbering="true" text:style-name="WW8Num2">
        <text:list-item>
          <text:p text:style-name="P19"><text:span text:style-name="titulo2"><text:span text:style-name="T3">Un registro válido incluye todos los campos. Es decir que deben estar todos los separadores de campo.</text:span></text:span></text:p>
        </text:list-item>
      </text:list>
      <text:h text:style-name="Heading_20_2" text:outline-level="2"><text:span text:style-name="subtitulo_20_1"><text:span text:style-name="T10">Mover.sh</text:span></text:span><text:span text:style-name="subtitulo_20_1"><text:span text:style-name="T7"><text:tab/></text:span></text:span></text:h>
      <text:list xml:id="list1572767295" text:continue-list="list1802653247" text:style-name="WW8Num25">
        <text:list-item>
          <text:p text:style-name="P20"><text:span text:style-name="titulo2"><text:span text:style-name="T2">Para ejecutarlo hay que pasarle 2 parámetros obligatorios:</text:span></text:span></text:p>
          <text:p text:style-name="P20"><text:span text:style-name="titulo2"><text:span text:style-name="T2">- Input: <text:s/>serían el archivo a mover. Requiere la ruta absoluta más el nombre del archivo a mover.</text:span></text:span></text:p>
          <text:p text:style-name="P20"><text:span text:style-name="titulo2"><text:span text:style-name="T2">- Output: el directorio al cual moverlo. Requiere la ruta absoluta del destino.</text:span></text:span></text:p>
          <text:p text:style-name="P20"><text:span text:style-name="titulo2"><text:span text:style-name="T2">Existe un tercer parámetro opcional:</text:span></text:span></text:p>
          <text:p text:style-name="P20"><text:span text:style-name="titulo2"><text:span text:style-name="T2">- logOpcional: se invoca para que grabe en el log. El comando termina su ejecución informando en el archivo de log.</text:span></text:span></text:p>
        </text:list-item>
      </text:list>
      <text:list xml:id="list880065773" text:style-name="WW8Num25">
        <text:list-item>
          <text:p text:style-name="P17">En el caso de incluir el tercer parámetro, se verifica si el comando existe, de lo contrario se informa en el log y se termina la ejecución.</text:p>
        </text:list-item>
        <text:list-item>
          <text:p text:style-name="P17">Tanto el archivo a mover como el directorio destino donde se desea mover el archivo tienen que existir, si no se termina la ejecución y se informa en el log si corresponde.</text:p>
        </text:list-item>
      </text:list>
      <text:h text:style-name="P29" text:outline-level="2"><text:span text:style-name="titulo2"><text:span text:style-name="T3"/></text:span></text:h>
      <text:h text:style-name="P27" text:outline-level="1"><text:span text:style-name="titulo2"><text:span text:style-name="T1">Problemas relevantes</text:span></text:span></text:h>
      <text:h text:style-name="P27" text:outline-level="1"><text:span text:style-name="titulo2"><text:span text:style-name="T1">Archivo README</text:span></text:span></text:h>
      <text:h text:style-name="P30" text:outline-level="2">Pasos de la instalación del tp</text:h>
      <text:list xml:id="list1459393935" text:style-name="L1">
        <text:list-item>
          <text:list>
            <text:list-item>
              <text:list>
                <text:list-item>
                  <text:p text:style-name="P21">Inserte el dispositivo de almacenamiento con el contenido del trabajo práctico (cd,pen drive, etc).</text:p>
                </text:list-item>
                <text:list-item>
                  <text:p text:style-name="P22">Crear en el directorio de usuario un subdirectorio grupo05. El path será: home/user/grupo05</text:p>
                </text:list-item>
                <text:list-item>
                  <text:p text:style-name="P22">Copiar el archivo TP.tar.gz en el directorio que se nombró en el punto 2.</text:p>
                </text:list-item>
                <text:list-item>
                  <text:p text:style-name="P23">Descomprimir el archivo TP.tar.gz para poder obtener un TP.tar. Se abre una termina en la ruta especificada en el punto 2 y se ejecuta el siguiente comando:</text:p>
                  <text:list>
                    <text:list-header>
                      <text:p text:style-name="P22">$<text:tab/>tar xzvf TP.tar.gz </text:p>
                    </text:list-header>
                  </text:list>
                </text:list-item>
                <text:list-item>
                  <text:p text:style-name="P23">Luego de descomprimir, ejecutaremos el instalar.sh desde el directorio actual.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5"><text:tab/><text:tab/>$<text:tab/>./instalar.sh</text:p>
                                  <text:list>
                                    <text:list-header>
                                      <text:p text:style-name="P25"><text:tab/>El instalar descomprime carpeta.tar generando la jerarquías de carpetas necesarias para el tp. </text:p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">Una vez ejecutado el instalador.sh, nos dirigimos al subdirectorio comandos de la siguiente manera:</text:p>
                  <text:list>
                    <text:list-header>
                      <text:p text:style-name="P23"><text:s/><text:tab/>$ cd</text:p>
                      <text:list>
                        <text:list-header>
                          <text:p text:style-name="P23"><text:tab/>$ cd comandos</text:p>
                        </text:list-header>
                      </text:list>
                    </text:list-header>
                  </text:list>
                </text:list-item>
                <text:list-item>
                  <text:p text:style-name="P23">Dentro de la ruta actual (home/user/grupo05/comandos), se procede a ejecutar los siguientes comandos, cada uno con sus respectivos parámetros:</text:p>
                  <text:p text:style-name="P23"><text:tab/>$ . ./fepini.sh</text:p>
                  <text:p text:style-name="P24">#TODO---&gt;faltan algunos mas</text:p>
                </text:list-item>
                <text:list-item>
                  <text:p text:style-name="P23">Cada comando indicara si la salida fue exitoso o no, enviando por el archivo de log el detalle del mismo.(/comandos/log)</text:p>
                </text:list-item>
              </text:list>
            </text:list-item>
          </text:list>
        </text:list-item>
      </text:list>
      <text:p text:style-name="P2"><text:span text:style-name="titulo2"><text:span text:style-name="T14"/></text:span></text:p>
      <text:h text:style-name="P27" text:outline-level="1"><text:span text:style-name="titulo2"><text:span text:style-name="T1">Diagrama de Procesos</text:span></text:span></text:h>
      <text:h text:style-name="P27" text:outline-level="1"><text:span text:style-name="titulo2"><text:span text:style-name="T1">Hoja de Ruta para la Correción</text:span></text:span></text:h>
      <text:h text:style-name="P27" text:outline-level="1"><text:span text:style-name="titulo2"><text:span text:style-name="T1">Comandos solicitados</text:span></text:span></text:h>
      <text:h text:style-name="P27" text:outline-level="1"><text:span text:style-name="titulo2"><text:span text:style-name="T1">Comandos Auxiliares</text:span></text:span></text:h>
      <text:h text:style-name="P27" text:outline-level="1"><text:span text:style-name="titulo2"><text:span text:style-name="T1">Archivos Auxiliares</text:span></text:span></text:h>
      <text:h text:style-name="P27" text:outline-level="1"><text:span text:style-name="titulo2"><text:span text:style-name="T1">Apéndice</text:span></text:span>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Helvetica" svg:font-family="Helvetica, 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Century Schoolbook L" svg:font-family="'Century Schoolbook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OS" style:family="paragraph" style:parent-style-name="Contents_20_Heading">
      <style:text-properties style:font-name="Arial" fo:font-size="24pt" style:font-size-asian="24pt" style:font-name-complex="Ari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0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SUBT1" style:family="paragraph" style:parent-style-name="Standard">
      <style:text-properties style:font-name="Arial" style:font-name-complex="Arial"/>
    </style:style>
    <style:style style:name="SUB1" style:family="paragraph" style:parent-style-name="SUBT1">
      <style:text-properties fo:font-weight="bold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8pt" fo:font-weight="bold" style:font-size-asian="2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titulo2" style:family="text">
      <style:text-properties style:font-name="Century Schoolbook L" fo:font-size="24pt" style:text-underline-style="none" fo:font-weight="normal" style:font-size-asian="24pt" style:font-weight-asian="normal" style:font-size-complex="24pt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subtitulo_20_1" style:display-name="subtitulo 1" style:family="text">
      <style:text-properties style:font-name="Century Schoolbook L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OpenSymbol" style:font-name-asian="OpenSymbol" style:font-name-complex="OpenSymbol"/>
    </style:style>
    <style:style style:name="RTF_5f_Num_20_2_20_3" style:display-name="RTF_Num 2 3" style:family="text">
      <style:text-properties style:font-name="OpenSymbol" style:font-name-asian="OpenSymbol" style:font-name-complex="OpenSymbol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OpenSymbol" style:font-name-asian="OpenSymbol" style:font-name-complex="OpenSymbol"/>
    </style:style>
    <style:style style:name="RTF_5f_Num_20_2_20_6" style:display-name="RTF_Num 2 6" style:family="text">
      <style:text-properties style:font-name="OpenSymbol" style:font-name-asian="OpenSymbol" style:font-name-complex="OpenSymbol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OpenSymbol" style:font-name-asian="OpenSymbol" style:font-name-complex="OpenSymbol"/>
    </style:style>
    <style:style style:name="RTF_5f_Num_20_2_20_9" style:display-name="RTF_Num 2 9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_20_2" style:num-suffix="." text:bullet-char="◦">
        <style:list-level-properties text:space-before="0.635cm" text:min-label-width="0.635cm"/>
        <style:text-properties style:font-name="OpenSymbol"/>
      </text:list-level-style-bullet>
      <text:list-level-style-bullet text:level="3" text:style-name="RTF_5f_Num_20_2_20_3" style:num-suffix="." text:bullet-char="▪">
        <style:list-level-properties text:space-before="1.27cm" text:min-label-width="0.635cm"/>
        <style:text-properties style:font-name="OpenSymbol"/>
      </text:list-level-style-bullet>
      <text:list-level-style-bullet text:level="4" text:style-name="RTF_5f_Num_20_2_20_4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5" style:num-suffix="." text:bullet-char="◦">
        <style:list-level-properties text:space-before="2.54cm" text:min-label-width="0.635cm"/>
        <style:text-properties style:font-name="OpenSymbol"/>
      </text:list-level-style-bullet>
      <text:list-level-style-bullet text:level="6" text:style-name="RTF_5f_Num_20_2_20_6" style:num-suffix="." text:bullet-char="▪">
        <style:list-level-properties text:space-before="3.175cm" text:min-label-width="0.635cm"/>
        <style:text-properties style:font-name="OpenSymbol"/>
      </text:list-level-style-bullet>
      <text:list-level-style-bullet text:level="7" text:style-name="RTF_5f_Num_20_2_20_7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8" style:num-suffix="." text:bullet-char="◦">
        <style:list-level-properties text:space-before="4.445cm" text:min-label-width="0.635cm"/>
        <style:text-properties style:font-name="OpenSymbol"/>
      </text:list-level-style-bullet>
      <text:list-level-style-bullet text:level="9" text:style-name="RTF_5f_Num_20_2_20_9" style:num-suffix="." text:bullet-char="▪">
        <style:list-level-properties text:space-before="5.08cm" text:min-label-width="0.635cm"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Grupo 4 <text:s/>Tema O<text:tab/><text:tab/><text:page-number text:select-page="current">10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</meta:initial-creator>
    <meta:creation-date>2010-10-11T00:18:28</meta:creation-date>
    <dc:date>2010-10-14T15:57:49</dc:date>
    <dc:creator>Lucia </dc:creator>
    <meta:editing-duration>PT07H57M04S</meta:editing-duration>
    <meta:editing-cycles>27</meta:editing-cycles>
    <meta:generator>OpenOffice.org/3.2$Unix OpenOffice.org_project/320m12$Build-9483</meta:generator>
    <meta:document-statistic meta:table-count="2" meta:image-count="0" meta:object-count="0" meta:page-count="14" meta:paragraph-count="196" meta:word-count="771" meta:character-count="4845"/>
  </office:meta>
</office:document-meta>
</file>